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867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 style:data-style-name="N1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7.3154in" svg:y="0.3087in">
            <draw:object draw:notify-on-update-of-ranges="Sheet1.D4:Sheet1.D8 Sheet1.C4:Sheet1.C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3016in" svg:height="3.5425in" svg:x="2.8413in" svg:y="3.9437in">
            <draw:object draw:notify-on-update-of-ranges="Sheet1.D18:Sheet1.D22 Sheet1.C18:Sheet1.C2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4.4k voltage divider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NTC</text:p>
          </table:table-cell>
          <table:table-cell table:style-name="Default" office:value-type="string" calcext:value-type="string">
            <text:p>temp [K]</text:p>
          </table:table-cell>
          <table:table-cell office:value-type="string" calcext:value-type="string">
            <text:p>temp [C]</text:p>
          </table:table-cell>
          <table:table-cell office:value-type="string" calcext:value-type="string">
            <text:p>analog_read</text:p>
          </table:table-cell>
          <table:table-cell table:number-columns-repeated="3"/>
        </table:table-row>
        <table:table-row table:style-name="ro1">
          <table:table-cell office:value-type="float" office:value="557000" calcext:value-type="float">
            <text:p>557000</text:p>
          </table:table-cell>
          <table:table-cell table:formula="of:=1 / ([.$G$5]+[.$G$6]*LOG([.A4]/1000) + [.$G$7]*(LOG([.A4]/1000))*(LOG([.A4]/1000))+[.$G$8]*(LOG([.A4]/1000))*(LOG([.A4]/1000))*(LOG([.A4]/1000)))" office:value-type="float" office:value="294.656843061268" calcext:value-type="float">
            <text:p>295</text:p>
          </table:table-cell>
          <table:table-cell table:style-name="ce1" table:formula="of:=[.B4]-273.15" office:value-type="float" office:value="21.506843061268" calcext:value-type="float">
            <text:p>22</text:p>
          </table:table-cell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NTC polynomial coeficients</text:p>
          </table:table-cell>
          <table:table-cell/>
        </table:table-row>
        <table:table-row table:style-name="ro1">
          <table:table-cell office:value-type="float" office:value="180000" calcext:value-type="float">
            <text:p>180000</text:p>
          </table:table-cell>
          <table:table-cell table:formula="of:=1 / ([.$G$5]+[.$G$6]*LOG([.A5]/1000) + [.$G$7]*(LOG([.A5]/1000))*(LOG([.A5]/1000))+[.$G$8]*(LOG([.A5]/1000))*(LOG([.A5]/1000))*(LOG([.A5]/1000)))" office:value-type="float" office:value="319.946401658005" calcext:value-type="float">
            <text:p>320</text:p>
          </table:table-cell>
          <table:table-cell table:style-name="ce1" table:formula="of:=[.B5]-273.15" office:value-type="float" office:value="46.7964016580047" calcext:value-type="float">
            <text:p>47</text:p>
          </table:table-cell>
          <table:table-cell office:value-type="float" office:value="103" calcext:value-type="float">
            <text:p>103</text:p>
          </table:table-cell>
          <table:table-cell/>
          <table:table-cell office:value-type="string" calcext:value-type="string">
            <text:p>a</text:p>
          </table:table-cell>
          <table:table-cell table:formula="of:=1.97/1000" office:value-type="float" office:value="0.00197" calcext:value-type="float">
            <text:p>0.00197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table:formula="of:=1 / ([.$G$5]+[.$G$6]*LOG([.A6]/1000) + [.$G$7]*(LOG([.A6]/1000))*(LOG([.A6]/1000))+[.$G$8]*(LOG([.A6]/1000))*(LOG([.A6]/1000))*(LOG([.A6]/1000)))" office:value-type="float" office:value="381.821684850581" calcext:value-type="float">
            <text:p>382</text:p>
          </table:table-cell>
          <table:table-cell table:style-name="ce1" table:formula="of:=[.B6]-273.15" office:value-type="float" office:value="108.671684850581" calcext:value-type="float">
            <text:p>10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string" calcext:value-type="string">
            <text:p>b</text:p>
          </table:table-cell>
          <table:table-cell table:formula="of:=4.7715/10000" office:value-type="float" office:value="0.00047715" calcext:value-type="float">
            <text:p>0.00047715</text:p>
          </table:table-cell>
        </table:table-row>
        <table:table-row table:style-name="ro1">
          <table:table-cell office:value-type="float" office:value="4650" calcext:value-type="float">
            <text:p>4650</text:p>
          </table:table-cell>
          <table:table-cell table:formula="of:=1 / ([.$G$5]+[.$G$6]*LOG([.A7]/1000) + [.$G$7]*(LOG([.A7]/1000))*(LOG([.A7]/1000))+[.$G$8]*(LOG([.A7]/1000))*(LOG([.A7]/1000))*(LOG([.A7]/1000)))" office:value-type="float" office:value="435.497859696252" calcext:value-type="float">
            <text:p>435</text:p>
          </table:table-cell>
          <table:table-cell table:style-name="ce1" table:formula="of:=[.B7]-273.15" office:value-type="float" office:value="162.347859696252" calcext:value-type="float">
            <text:p>162</text:p>
          </table:table-cell>
          <table:table-cell office:value-type="float" office:value="809" calcext:value-type="float">
            <text:p>809</text:p>
          </table:table-cell>
          <table:table-cell/>
          <table:table-cell office:value-type="string" calcext:value-type="string">
            <text:p>c</text:p>
          </table:table-cell>
          <table:table-cell table:formula="of:=1.8137/100000" office:value-type="float" office:value="0.000018137" calcext:value-type="float">
            <text:p>0.000018137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table:formula="of:=1 / ([.$G$5]+[.$G$6]*LOG([.A8]/1000) + [.$G$7]*(LOG([.A8]/1000))*(LOG([.A8]/1000))+[.$G$8]*(LOG([.A8]/1000))*(LOG([.A8]/1000))*(LOG([.A8]/1000)))" office:value-type="float" office:value="511.864560028874" calcext:value-type="float">
            <text:p>512</text:p>
          </table:table-cell>
          <table:table-cell table:style-name="ce1" table:formula="of:=[.B8]-273.15" office:value-type="float" office:value="238.714560028874" calcext:value-type="float">
            <text:p>239</text:p>
          </table:table-cell>
          <table:table-cell office:value-type="float" office:value="958" calcext:value-type="float">
            <text:p>958</text:p>
          </table:table-cell>
          <table:table-cell/>
          <table:table-cell office:value-type="string" calcext:value-type="string">
            <text:p>d</text:p>
          </table:table-cell>
          <table:table-cell table:formula="of:=-1.11841/1000000" office:value-type="float" office:value="-0.00000111841" calcext:value-type="float">
            <text:p>-0.00000111841</text:p>
          </table:table-cell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temp [C]</text:p>
          </table:table-cell>
          <table:table-cell table:style-name="Default" office:value-type="string" calcext:value-type="string">
            <text:p>setpoint</text:p>
          </table:table-cell>
          <table:table-cell table:number-columns-repeated="5"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([.A11]-16.17)/0.21" office:value-type="float" office:value="875.380952380952" calcext:value-type="float">
            <text:p>875</text:p>
          </table:table-cell>
          <table:table-cell table:number-columns-repeated="5"/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([.A12]-16.17)/0.21" office:value-type="float" office:value="970.619047619048" calcext:value-type="float">
            <text:p>971</text:p>
          </table:table-cell>
          <table:table-cell table:number-columns-repeated="5"/>
        </table:table-row>
        <table:table-row table:style-name="ro1" table:number-rows-repeated="2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4.7k voltage divider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NTC</text:p>
          </table:table-cell>
          <table:table-cell table:style-name="Default" office:value-type="string" calcext:value-type="string">
            <text:p>temp [K]</text:p>
          </table:table-cell>
          <table:table-cell office:value-type="string" calcext:value-type="string">
            <text:p>temp [C]</text:p>
          </table:table-cell>
          <table:table-cell office:value-type="string" calcext:value-type="string">
            <text:p>analog_read</text:p>
          </table:table-cell>
          <table:table-cell table:number-columns-repeated="3"/>
        </table:table-row>
        <table:table-row table:style-name="ro1">
          <table:table-cell office:value-type="float" office:value="557000" calcext:value-type="float">
            <text:p>557000</text:p>
          </table:table-cell>
          <table:table-cell table:formula="of:=1 / ([.$G$5]+[.$G$6]*LOG([.A18]/1000) + [.$G$7]*(LOG([.A18]/1000))*(LOG([.A18]/1000))+[.$G$8]*(LOG([.A18]/1000))*(LOG([.A18]/1000))*(LOG([.A18]/1000)))" office:value-type="float" office:value="294.656843061268" calcext:value-type="float">
            <text:p>295</text:p>
          </table:table-cell>
          <table:table-cell table:style-name="ce1" table:formula="of:=[.B18]-273.15" office:value-type="float" office:value="21.5068430612683" calcext:value-type="float">
            <text:p>22</text:p>
          </table:table-cell>
          <table:table-cell office:value-type="float" office:value="41" calcext:value-type="float">
            <text:p>41</text:p>
          </table:table-cell>
          <table:table-cell table:number-columns-repeated="3"/>
        </table:table-row>
        <table:table-row table:style-name="ro1">
          <table:table-cell office:value-type="float" office:value="181000" calcext:value-type="float">
            <text:p>181000</text:p>
          </table:table-cell>
          <table:table-cell table:formula="of:=1 / ([.$G$5]+[.$G$6]*LOG([.A19]/1000) + [.$G$7]*(LOG([.A19]/1000))*(LOG([.A19]/1000))+[.$G$8]*(LOG([.A19]/1000))*(LOG([.A19]/1000))*(LOG([.A19]/1000)))" office:value-type="float" office:value="319.812983538319" calcext:value-type="float">
            <text:p>320</text:p>
          </table:table-cell>
          <table:table-cell table:style-name="ce1" table:formula="of:=[.B19]-273.15" office:value-type="float" office:value="46.6629835383193" calcext:value-type="float">
            <text:p>47</text:p>
          </table:table-cell>
          <table:table-cell office:value-type="float" office:value="110" calcext:value-type="float">
            <text:p>110</text:p>
          </table:table-cell>
          <table:table-cell table:number-columns-repeated="3"/>
        </table:table-row>
        <table:table-row table:style-name="ro1">
          <table:table-cell office:value-type="float" office:value="20000" calcext:value-type="float">
            <text:p>20000</text:p>
          </table:table-cell>
          <table:table-cell table:formula="of:=1 / ([.$G$5]+[.$G$6]*LOG([.A20]/1000) + [.$G$7]*(LOG([.A20]/1000))*(LOG([.A20]/1000))+[.$G$8]*(LOG([.A20]/1000))*(LOG([.A20]/1000))*(LOG([.A20]/1000)))" office:value-type="float" office:value="381.821684850581" calcext:value-type="float">
            <text:p>382</text:p>
          </table:table-cell>
          <table:table-cell table:style-name="ce1" table:formula="of:=[.B20]-273.15" office:value-type="float" office:value="108.671684850581" calcext:value-type="float">
            <text:p>109</text:p>
          </table:table-cell>
          <table:table-cell office:value-type="float" office:value="472" calcext:value-type="float">
            <text:p>472</text:p>
          </table:table-cell>
          <table:table-cell table:number-columns-repeated="3"/>
        </table:table-row>
        <table:table-row table:style-name="ro1">
          <table:table-cell office:value-type="float" office:value="3670" calcext:value-type="float">
            <text:p>3670</text:p>
          </table:table-cell>
          <table:table-cell table:formula="of:=1 / ([.$G$5]+[.$G$6]*LOG([.A21]/1000) + [.$G$7]*(LOG([.A21]/1000))*(LOG([.A21]/1000))+[.$G$8]*(LOG([.A21]/1000))*(LOG([.A21]/1000))*(LOG([.A21]/1000)))" office:value-type="float" office:value="445.431918880222" calcext:value-type="float">
            <text:p>445</text:p>
          </table:table-cell>
          <table:table-cell table:style-name="ce1" table:formula="of:=[.B21]-273.15" office:value-type="float" office:value="172.281918880222" calcext:value-type="float">
            <text:p>172</text:p>
          </table:table-cell>
          <table:table-cell office:value-type="float" office:value="820" calcext:value-type="float">
            <text:p>820</text:p>
          </table:table-cell>
          <table:table-cell table:number-columns-repeated="3"/>
        </table:table-row>
        <table:table-row table:style-name="ro1">
          <table:table-cell office:value-type="float" office:value="923" calcext:value-type="float">
            <text:p>923</text:p>
          </table:table-cell>
          <table:table-cell table:formula="of:=1 / ([.$G$5]+[.$G$6]*LOG([.A22]/1000) + [.$G$7]*(LOG([.A22]/1000))*(LOG([.A22]/1000))+[.$G$8]*(LOG([.A22]/1000))*(LOG([.A22]/1000))*(LOG([.A22]/1000)))" office:value-type="float" office:value="511.92320299922" calcext:value-type="float">
            <text:p>512</text:p>
          </table:table-cell>
          <table:table-cell table:style-name="ce1" table:formula="of:=[.B22]-273.15" office:value-type="float" office:value="238.77320299922" calcext:value-type="float">
            <text:p>239</text:p>
          </table:table-cell>
          <table:table-cell office:value-type="float" office:value="962" calcext:value-type="float">
            <text:p>962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temp [C]</text:p>
          </table:table-cell>
          <table:table-cell table:style-name="Default" office:value-type="string" calcext:value-type="string">
            <text:p>setpoint</text:p>
          </table:table-cell>
          <table:table-cell table:number-columns-repeated="5"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([.A25]-14.3)/0.21" office:value-type="float" office:value="884.285714285714" calcext:value-type="float">
            <text:p>884</text:p>
          </table:table-cell>
          <table:table-cell table:number-columns-repeated="5"/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([.A26]-14.3)/0.21" office:value-type="float" office:value="979.52380952381" calcext:value-type="float">
            <text:p>980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31T18:44:21.484629704</meta:creation-date>
    <dc:date>2023-02-18T00:02:29.356687067</dc:date>
    <meta:editing-duration>PT4H2M31S</meta:editing-duration>
    <meta:editing-cycles>20</meta:editing-cycles>
    <meta:generator>LibreOffice/7.3.7.2$Linux_X86_64 LibreOffice_project/30$Build-2</meta:generator>
    <meta:document-statistic meta:table-count="1" meta:cell-count="71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svg:stroke-color="#dddddd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13" style:family="chart" style:data-style-name="N2"/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1 0" chart:style-name="ch1">
        <chart:title svg:x="6.422cm" svg:y="0.316cm" chart:style-name="ch2">
          <text:p>T(analog_read)</text:p>
        </chart:title>
        <chart:subtitle svg:x="7.559cm" svg:y="1.275cm" chart:style-name="ch3">
          <text:p>4.4k</text:p>
        </chart:subtitle>
        <chart:plot-area chart:style-name="ch4" table:cell-range-address="Sheet1.C4:Sheet1.D8" svg:x="1.331cm" svg:y="2.138cm" svg:width="14.349cm" svg:height="5.701cm">
          <chart:coordinate-region svg:x="2.138cm" svg:y="2.337cm" svg:width="13.17cm" svg:height="4.855cm"/>
          <chart:axis chart:dimension="x" chart:name="primary-x" chart:style-name="ch5">
            <chart:title svg:x="6.9cm" svg:y="8.019cm" chart:style-name="ch6">
              <text:p>10-bit analog reading</text:p>
            </chart:title>
            <chart:grid chart:style-name="ch7" chart:class="major"/>
            <chart:grid chart:style-name="ch8" chart:class="minor"/>
          </chart:axis>
          <chart:axis chart:dimension="y" chart:name="primary-y" chart:style-name="ch9">
            <chart:title svg:x="0.451cm" svg:y="5.522cm" chart:style-name="ch10">
              <text:p>T [ °C ]</text:p>
            </chart:title>
            <chart:grid chart:style-name="ch7" chart:class="major"/>
            <chart:grid chart:style-name="ch8" chart:class="minor"/>
          </chart:axis>
          <chart:series chart:style-name="ch11" chart:values-cell-range-address="Sheet1.C4:Sheet1.C8" chart:class="chart:scatter">
            <chart:domain table:cell-range-address="Sheet1.D4:Sheet1.D8"/>
            <chart:regression-curve chart:style-name="ch12">
              <chart:equation chart:display-equation="true" chart:display-r-square="false" svg:x="9.527cm" svg:y="5.39cm" chart:style-name="ch13"/>
            </chart:regression-curve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8">
                <text:p>38</text:p>
                <draw:g>
                  <svg:desc>Sheet1.D4:Sheet1.D8</svg:desc>
                </draw:g>
              </table:table-cell>
              <table:table-cell office:value-type="float" office:value="21.506843061268">
                <text:p>21.506843061268</text:p>
                <draw:g>
                  <svg:desc>Sheet1.C4:Sheet1.C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3">
                <text:p>103</text:p>
              </table:table-cell>
              <table:table-cell office:value-type="float" office:value="46.7964016580047">
                <text:p>46.796401658004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55">
                <text:p>455</text:p>
              </table:table-cell>
              <table:table-cell office:value-type="float" office:value="108.671684850581">
                <text:p>108.67168485058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09">
                <text:p>809</text:p>
              </table:table-cell>
              <table:table-cell office:value-type="float" office:value="162.347859696252">
                <text:p>162.34785969625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58">
                <text:p>958</text:p>
              </table:table-cell>
              <table:table-cell office:value-type="float" office:value="238.714560028874">
                <text:p>238.71456002887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svg:stroke-color="#dddddd"/>
    </style:style>
    <style:style style:name="ch9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13" style:family="chart" style:data-style-name="N2"/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007cm" svg:height="8.999cm" xlink:href=".." xlink:type="simple" chart:class="chart:scatter" chart:column-mapping="1 0" chart:style-name="ch1">
        <chart:title svg:x="6.425cm" svg:y="0.315cm" chart:style-name="ch2">
          <text:p>T(analog_read)</text:p>
        </chart:title>
        <chart:subtitle svg:x="7.562cm" svg:y="1.273cm" chart:style-name="ch3">
          <text:p>4.7k</text:p>
        </chart:subtitle>
        <chart:plot-area chart:style-name="ch4" table:cell-range-address="Sheet1.C18:Sheet1.D22" svg:x="1.331cm" svg:y="2.135cm" svg:width="14.356cm" svg:height="5.704cm">
          <chart:coordinate-region svg:x="2.138cm" svg:y="2.335cm" svg:width="13.177cm" svg:height="4.857cm"/>
          <chart:axis chart:dimension="x" chart:name="primary-x" chart:style-name="ch5">
            <chart:title svg:x="6.904cm" svg:y="8.018cm" chart:style-name="ch6">
              <text:p>10-bit analog reading</text:p>
            </chart:title>
            <chart:grid chart:style-name="ch7" chart:class="major"/>
            <chart:grid chart:style-name="ch8" chart:class="minor"/>
          </chart:axis>
          <chart:axis chart:dimension="y" chart:name="primary-y" chart:style-name="ch9">
            <chart:title svg:x="0.451cm" svg:y="5.521cm" chart:style-name="ch10">
              <text:p>T [ °C ]</text:p>
            </chart:title>
            <chart:grid chart:style-name="ch7" chart:class="major"/>
            <chart:grid chart:style-name="ch8" chart:class="minor"/>
          </chart:axis>
          <chart:series chart:style-name="ch11" chart:values-cell-range-address="Sheet1.C18:Sheet1.C22" chart:class="chart:scatter">
            <chart:domain table:cell-range-address="Sheet1.D18:Sheet1.D22"/>
            <chart:regression-curve chart:style-name="ch12">
              <chart:equation chart:display-equation="true" chart:display-r-square="false" svg:x="10.156cm" svg:y="5.876cm" chart:style-name="ch13"/>
            </chart:regression-curve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1">
                <text:p>41</text:p>
                <draw:g>
                  <svg:desc>Sheet1.D18:Sheet1.D22</svg:desc>
                </draw:g>
              </table:table-cell>
              <table:table-cell office:value-type="float" office:value="21.5068430612683">
                <text:p>21.5068430612683</text:p>
                <draw:g>
                  <svg:desc>Sheet1.C18:Sheet1.C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0">
                <text:p>110</text:p>
              </table:table-cell>
              <table:table-cell office:value-type="float" office:value="46.6629835383193">
                <text:p>46.662983538319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72">
                <text:p>472</text:p>
              </table:table-cell>
              <table:table-cell office:value-type="float" office:value="108.671684850581">
                <text:p>108.67168485058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20">
                <text:p>820</text:p>
              </table:table-cell>
              <table:table-cell office:value-type="float" office:value="172.281918880222">
                <text:p>172.28191888022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62">
                <text:p>962</text:p>
              </table:table-cell>
              <table:table-cell office:value-type="float" office:value="238.77320299922">
                <text:p>238.7732029992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